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200.61pt"/>
    </style:style>
    <style:style style:name="co4" style:family="table-column">
      <style:table-column-properties fo:break-before="auto" style:column-width="920.35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text:p>
          </table:table-cell>
          <table:table-cell office:value-type="string" calcext:value-type="string">
            <text:p>Packed 2017-aug-13</text:p>
          </table:table-cell>
          <table:table-cell/>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7:07:12.52131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17:33:08.372127126</dc:date>
    <meta:editing-duration>PT5H59M19S</meta:editing-duration>
    <meta:editing-cycles>116</meta:editing-cycles>
    <meta:generator>LibreOffice/5.2.3.3$Linux_X86_64 LibreOffice_project/20m0$Build-3</meta:generator>
    <meta:document-statistic meta:table-count="3" meta:cell-count="11750" meta:object-count="0"/>
  </office:meta>
</office:document-meta>
</file>